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position="" fo:hyphenate="false"/>
    </style:style>
    <style:style style:name="ce32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style:text-position="" fo:hyphenate="false"/>
    </style:style>
    <style:style style:name="ce36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3333" fo:wrap-option="wrap"/>
      <style:text-properties style:text-position="" fo:hyphenate="false"/>
    </style:style>
    <style:style style:name="ce38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00cc" fo:wrap-option="wrap"/>
      <style:text-properties style:text-position="" fo:hyphenate="false"/>
    </style:style>
    <style:style style:name="ce40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3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4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4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2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4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66ff00"/>
    </style:style>
    <style:style style:name="ce99" style:family="table-cell" style:parent-style-name="Default">
      <style:table-cell-properties fo:background-color="#ff8080"/>
      <style:text-properties fo:color="#000000"/>
    </style:style>
    <style:style style:name="ce100" style:family="table-cell" style:parent-style-name="Default">
      <style:table-cell-properties fo:background-color="#ff8080"/>
    </style:style>
    <style:style style:name="ce101" style:family="table-cell" style:parent-style-name="Default">
      <style:table-cell-properties fo:background-color="#cccccc"/>
    </style:style>
    <style:style style:name="ce102" style:family="table-cell" style:parent-style-name="Default">
      <style:table-cell-properties fo:background-color="#00ccff"/>
    </style:style>
    <style:style style:name="ce103" style:family="table-cell" style:parent-style-name="Default">
      <style:text-properties style:font-name="Liberation Sans" style:font-name-asian="DejaVu Sans" style:font-name-complex="DejaVu Sans"/>
    </style:style>
    <style:style style:name="ce104" style:family="table-cell" style:parent-style-name="Default">
      <style:text-properties fo:color="#ff8080"/>
    </style:style>
    <style:style style:name="ce105" style:family="table-cell" style:parent-style-name="Default">
      <style:table-cell-properties fo:background-color="#ff66ff"/>
      <style:text-properties fo:color="#000000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0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09" style:family="table-cell" style:parent-style-name="Default">
      <style:table-cell-properties fo:background-color="#ffff00"/>
    </style:style>
    <style:style style:name="ce11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1" style:family="table-cell" style:parent-style-name="Default">
      <style:table-cell-properties fo:background-color="#ff9999"/>
    </style:style>
    <style:style style:name="ce112" style:family="table-cell" style:parent-style-name="Default">
      <style:table-cell-properties fo:background-color="#66ff66"/>
    </style:style>
    <style:style style:name="ce113" style:family="table-cell" style:parent-style-name="Default">
      <style:table-cell-properties fo:background-color="#ff99ff"/>
    </style:style>
    <style:style style:name="ce114" style:family="table-cell" style:parent-style-name="Default">
      <style:table-cell-properties fo:wrap-option="wrap"/>
      <style:text-properties fo:hyphenate="false"/>
    </style:style>
    <style:style style:name="ce11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18" style:family="table-cell" style:parent-style-name="Default">
      <style:table-cell-properties fo:background-color="#ff6600" fo:wrap-option="wrap"/>
      <style:text-properties fo:hyphenate="false"/>
    </style:style>
    <style:style style:name="ce11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3333" fo:wrap-option="wrap"/>
      <style:text-properties fo:hyphenate="false"/>
    </style:style>
    <style:style style:name="ce12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00cc" fo:wrap-option="wrap"/>
      <style:text-properties fo:hyphenate="false"/>
    </style:style>
    <style:style style:name="ce12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2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2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37" style:family="table-cell" style:parent-style-name="Default">
      <style:table-cell-properties fo:background-color="transparent" fo:wrap-option="wrap"/>
      <style:text-properties fo:hyphenate="false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4"/>
        <table:table-column table:style-name="co1" table:default-cell-style-name="ce84"/>
        <table:table-column table:style-name="co1" table:number-columns-repeated="19" table:default-cell-style-name="Default"/>
        <table:table-row table:style-name="ro1">
          <table:table-cell/>
          <table:table-cell table:style-name="ce86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6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7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5" office:value-type="string" calcext:value-type="string">
            <text:p>Max:</text:p>
          </table:table-cell>
          <table:table-cell table:style-name="ce88" table:number-matrix-columns-spanned="1" table:number-matrix-rows-spanned="1" table:formula="of:=MAX(IF(LEFT([.C11:.N1264];LEN([.$B$3]))=[.$B$3];VALUE(MID([.C11:.N1264];LEN([.$B$3])+1;1024));&quot;&quot;))" office:value-type="float" office:value="199" calcext:value-type="float">
            <text:p>199</text:p>
          </table:table-cell>
          <table:table-cell table:number-columns-repeated="15"/>
          <table:table-cell table:style-name="ce106"/>
          <table:table-cell/>
          <table:table-cell table:style-name="ce10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4" table:formula="of:=COUNTIF([.C11:.C1264];[.$B$3]&amp;[.$B$6])" office:value-type="float" office:value="0" calcext:value-type="float">
            <text:p>0</text:p>
          </table:table-cell>
          <table:table-cell table:style-name="ce84" table:formula="of:=COUNTIF([.D11:.D1264];[.$B$3]&amp;[.$B$6])" office:value-type="float" office:value="0" calcext:value-type="float">
            <text:p>0</text:p>
          </table:table-cell>
          <table:table-cell table:style-name="ce84" table:formula="of:=COUNTIF([.E11:.E1264];[.$B$3]&amp;[.$B$6])" office:value-type="float" office:value="1" calcext:value-type="float">
            <text:p>1</text:p>
          </table:table-cell>
          <table:table-cell table:style-name="ce84" table:formula="of:=COUNTIF([.F11:.F1264];[.$B$3]&amp;[.$B$6])" office:value-type="float" office:value="0" calcext:value-type="float">
            <text:p>0</text:p>
          </table:table-cell>
          <table:table-cell table:style-name="ce84" table:formula="of:=COUNTIF([.G11:.G1264];[.$B$3]&amp;[.$B$6])" office:value-type="float" office:value="0" calcext:value-type="float">
            <text:p>0</text:p>
          </table:table-cell>
          <table:table-cell table:style-name="ce84" table:formula="of:=COUNTIF([.H11:.H1264];[.$B$3]&amp;[.$B$6])" office:value-type="float" office:value="0" calcext:value-type="float">
            <text:p>0</text:p>
          </table:table-cell>
          <table:table-cell table:style-name="ce84" table:formula="of:=COUNTIF([.I11:.I1264];[.$B$3]&amp;[.$B$6])" office:value-type="float" office:value="0" calcext:value-type="float">
            <text:p>0</text:p>
          </table:table-cell>
          <table:table-cell table:style-name="ce84" table:formula="of:=COUNTIF([.J11:.J1264];[.$B$3]&amp;[.$B$6])" office:value-type="float" office:value="0" calcext:value-type="float">
            <text:p>0</text:p>
          </table:table-cell>
          <table:table-cell table:style-name="ce84" table:formula="of:=COUNTIF([.K11:.K1264];[.$B$3]&amp;[.$B$6])" office:value-type="float" office:value="0" calcext:value-type="float">
            <text:p>0</text:p>
          </table:table-cell>
          <table:table-cell table:style-name="ce84" table:formula="of:=COUNTIF([.L11:.L1264];[.$B$3]&amp;[.$B$6])" office:value-type="float" office:value="0" calcext:value-type="float">
            <text:p>0</text:p>
          </table:table-cell>
          <table:table-cell table:style-name="ce84" table:formula="of:=COUNTIF([.M11:.M1264];[.$B$3]&amp;[.$B$6])" office:value-type="float" office:value="0" calcext:value-type="float">
            <text:p>0</text:p>
          </table:table-cell>
          <table:table-cell table:style-name="ce84" table:formula="of:=COUNTIF([.N11:.N1264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ZITATE</text:p>
          </table:table-cell>
          <table:table-cell table:style-name="ce102" office:value-type="string" calcext:value-type="string">
            <text:p>Speech</text:p>
          </table:table-cell>
          <table:table-cell table:number-columns-repeated="7"/>
          <table:table-cell table:style-name="ce11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5"/>
          <table:table-cell table:style-name="ce105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0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INTERNETSUCHE Suchmaschine</text:p>
          </table:table-cell>
          <table:table-cell table:style-name="ce98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Webpages</text:p>
          </table:table-cell>
          <table:table-cell table:number-columns-repeated="9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06" table:number-columns-repeated="3"/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WETTER</text:p>
          </table:table-cell>
          <table:table-cell table:style-name="ce102" office:value-type="string" calcext:value-type="string">
            <text:p>Speech</text:p>
          </table:table-cell>
          <table:table-cell/>
          <table:table-cell table:style-name="ce107"/>
          <table:table-cell table:style-name="ce106" table:number-columns-repeated="2"/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FENSTER_DIREKTWAHL</text:p>
          </table:table-cell>
          <table:table-cell table:style-name="ce98"/>
          <table:table-cell table:style-name="ce102" office:value-type="string" calcext:value-type="string">
            <text:p>Spee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PROGRAMMSTARTER</text:p>
          </table:table-cell>
          <table:table-cell table:style-name="ce98"/>
          <table:table-cell table:style-name="ce102" office:value-type="string" calcext:value-type="string">
            <text:p>Spee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FENSTERSTEUERUNG</text:p>
          </table:table-cell>
          <table:table-cell table:style-name="ce98"/>
          <table:table-cell/>
          <table:table-cell table:style-name="ce108" office:value-type="string" calcext:value-type="string">
            <text:p>SCRIPTS SCHREIBEN für Sprachoutput!!!!!</text:p>
          </table:table-cell>
          <table:table-cell table:style-name="ce109"/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3" office:value-type="string" calcext:value-type="string">
            <text:p>J_w7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3" office:value-type="string" calcext:value-type="string">
            <text:p>J_w8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3" office:value-type="string" calcext:value-type="string">
            <text:p>J_w8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3" office:value-type="string" calcext:value-type="string">
            <text:p>J_w7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6"/>
          <table:table-cell table:style-name="ce106"/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PCSTEUERUNG</text:p>
          </table:table-cell>
          <table:table-cell table:style-name="ce98"/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PRACHERKENNUNG</text:p>
          </table:table-cell>
          <table:table-cell table:style-name="ce98"/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JUKEBOX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KONSOLENSTEUERUNG</text:p>
          </table:table-cell>
          <table:table-cell table:style-name="ce98"/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table:number-columns-repeated="8"/>
          <table:table-cell table:style-name="ce103"/>
          <table:table-cell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3" office:value-type="string" calcext:value-type="string">
            <text:p>J_w7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6"/>
          <table:table-cell table:style-name="ce103"/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3" office:value-type="string" calcext:value-type="string">
            <text:p>J_w8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3" office:value-type="string" calcext:value-type="string">
            <text:p>J_w7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Übersetzungen</text:p>
          </table:table-cell>
          <table:table-cell table:style-name="ce98"/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Thunderbirdsteuerung</text:p>
          </table:table-cell>
          <table:table-cell table:style-name="ce98"/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3" office:value-type="string" calcext:value-type="string">
            <text:p>J_w7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style-name="ce99" office:value-type="string" calcext:value-type="string">
            <text:p>Calibre Steuerung</text:p>
          </table:table-cell>
          <table:table-cell table:style-name="ce99"/>
          <table:table-cell table:style-name="ce104"/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3" office:value-type="string" calcext:value-type="string">
            <text:p>J_w7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Textmacros</text:p>
          </table:table-cell>
          <table:table-cell table:number-columns-repeated="9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style-name="ce100" office:value-type="string" calcext:value-type="string">
            <text:p>Serienjunkie</text:p>
          </table:table-cell>
          <table:table-cell table:number-columns-repeated="9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J_w179</text:p>
          </table:table-cell>
          <table:table-cell office:value-type="string" calcext:value-type="string">
            <text:p>J_w18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taffel</text:p>
          </table:table-cell>
          <table:table-cell office:value-type="string" calcext:value-type="string">
            <text:p>zwölf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8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rei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8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er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ünf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h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eb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ht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eun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inundzwanzi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weiundzwanzi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reiundzwanzi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_w19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erundzwanzi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 table:number-rows-repeated="104731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41"/>
        <table:table-column table:style-name="co1" table:number-columns-repeated="3" table:default-cell-style-name="ce31"/>
        <table:table-column table:style-name="co1" table:default-cell-style-name="ce51"/>
        <table:table-column table:style-name="co1" table:default-cell-style-name="ce31"/>
        <table:table-column table:style-name="co1" table:default-cell-style-name="ce63"/>
        <table:table-column table:style-name="co1" table:default-cell-style-name="ce31"/>
        <table:table-column table:style-name="co1" table:default-cell-style-name="ce69"/>
        <table:table-column table:style-name="co1" table:default-cell-style-name="ce31"/>
        <table:table-column table:style-name="co1" table:default-cell-style-name="ce76"/>
        <table:table-column table:style-name="co1" table:default-cell-style-name="ce31"/>
        <table:table-column table:style-name="co1" table:default-cell-style-name="ce79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4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2" office:value-type="string" calcext:value-type="string">
            <text:p>Kategorie</text:p>
          </table:table-cell>
          <table:table-cell table:style-name="ce43"/>
          <table:table-cell table:style-name="ce32" office:value-type="string" calcext:value-type="string">
            <text:p>Aufgabe/Ziel</text:p>
          </table:table-cell>
          <table:table-cell table:style-name="ce32"/>
          <table:table-cell table:style-name="ce46" office:value-type="string" calcext:value-type="string">
            <text:p>Wörter im Modell vorhanden</text:p>
          </table:table-cell>
          <table:table-cell table:style-name="ce32"/>
          <table:table-cell table:style-name="ce46" office:value-type="string" calcext:value-type="string">
            <text:p>Scripte geschrieben</text:p>
          </table:table-cell>
          <table:table-cell table:style-name="ce43"/>
          <table:table-cell table:style-name="ce46" office:value-type="string" calcext:value-type="string">
            <text:p>Simon Szenario geschrieben</text:p>
          </table:table-cell>
          <table:table-cell table:style-name="ce43"/>
          <table:table-cell table:style-name="ce46" office:value-type="string" calcext:value-type="string">
            <text:p>Getestet PC</text:p>
          </table:table-cell>
          <table:table-cell table:style-name="ce32"/>
          <table:table-cell table:style-name="ce46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4">
          <table:table-cell table:number-columns-repeated="2"/>
          <table:table-cell table:style-name="ce33" office:value-type="string" calcext:value-type="string">
            <text:p>Gerät</text:p>
          </table:table-cell>
          <table:table-cell/>
          <table:table-cell table:style-name="ce45" office:value-type="string" calcext:value-type="string">
            <text:p>Lich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6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4"/>
          <table:table-cell/>
          <table:table-cell table:style-name="ce45" office:value-type="string" calcext:value-type="string">
            <text:p>Radio an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Toas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Kaffeemaschine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Wass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Ei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Fernse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6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5"/>
          <table:table-cell/>
          <table:table-cell table:style-name="ce45" office:value-type="string" calcext:value-type="string">
            <text:p>PC herunterfahren/neu starten etc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7" office:value-type="string" calcext:value-type="string">
            <text:p>ja</text:p>
          </table:table-cell>
          <table:table-cell table:style-name="ce54"/>
          <table:table-cell table:style-name="ce66" office:value-type="string" calcext:value-type="string">
            <text:p>ja</text:p>
          </table:table-cell>
          <table:table-cell table:style-name="ce54"/>
          <table:table-cell table:style-name="ce73" office:value-type="string" calcext:value-type="string">
            <text:p>ja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5">
          <table:table-cell table:number-columns-repeated="2"/>
          <table:table-cell table:style-name="ce36" office:value-type="string" calcext:value-type="string">
            <text:p>Sprache</text:p>
          </table:table-cell>
          <table:table-cell/>
          <table:table-cell table:style-name="ce45" office:value-type="string" calcext:value-type="string">
            <text:p>Wort übersetzten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office:value-type="string" calcext:value-type="string">
            <text:p>Wort definieren l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8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74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Dikatat verf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Zitate ausgeb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38" office:value-type="string" calcext:value-type="string">
            <text:p>Information</text:p>
          </table:table-cell>
          <table:table-cell/>
          <table:table-cell table:style-name="ce45" office:value-type="string" calcext:value-type="string">
            <text:p>Wetter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Uhrzeit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9"/>
          <table:table-cell/>
          <table:table-cell table:style-name="ce45" office:value-type="string" calcext:value-type="string">
            <text:p>ZeitungHeadlines vorge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portergebnisse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taumeldung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Aktienkurse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9"/>
          <table:table-cell/>
          <table:table-cell table:style-name="ce45" office:value-type="string" calcext:value-type="string">
            <text:p>Nachrichten aus der Wissenschaft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40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2">
          <table:table-cell table:number-columns-repeated="2"/>
          <table:table-cell table:style-name="ce42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Mypaint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Konsole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.00.0000</text:date>, <text:time style:data-style-name="N2" text:time-value="16:41:31.569738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3T17:47:21.808656403</dc:date>
    <meta:editing-duration>PT12H53M26S</meta:editing-duration>
    <meta:editing-cycles>112</meta:editing-cycles>
    <meta:generator>LibreOffice/4.2.5.2$Linux_X86_64 LibreOffice_project/420m0$Build-2</meta:generator>
    <meta:document-statistic meta:table-count="3" meta:cell-count="4033" meta:object-count="0"/>
  </office:meta>
</office:document-meta>
</file>